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8ec82" officeooo:paragraph-rsid="0008ec8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8ec82" officeooo:paragraph-rsid="0008ec8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8ec82" officeooo:paragraph-rsid="0008feb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8feb0" officeooo:paragraph-rsid="0008feb0" style:font-size-asian="12pt" style:font-weight-asian="normal" style:font-size-complex="12pt" style:font-weight-complex="normal"/>
    </style:style>
    <style:style style:name="T1" style:family="text">
      <style:text-properties officeooo:rsid="0008feb0"/>
    </style:style>
    <style:style style:name="T2" style:family="text">
      <style:text-properties officeooo:rsid="000a9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Básicos</text:p>
      <text:p text:style-name="P1"/>
      <text:p text:style-name="P4">De igual xeito que na tarefa anterior, define cunha frase o que fan cada un destes comandos e recolle un exemplo de uso. Nalgún caso pode ser interesante que afondes algo nos parámetros que pode ter. Podes utilizar o manual ou calquera das técnicas de axuda vistas na teoría.</text:p>
      <text:p text:style-name="P4"/>
      <text:p text:style-name="P5">Exit -&gt; Permite para cerrar la sesión de un usuario o finalizar una sesión de terminal de manera controlada.</text:p>
      <text:p text:style-name="P5"/>
      <text:p text:style-name="P5">Who -&gt; Da información de los usuarios que están conectados al sistema y también otras informaciones como cuándo se arrancó el sistema y cuál es el nivel de ejecución del sistema</text:p>
      <text:p text:style-name="P5"/>
      <text:p text:style-name="P5">date -&gt; Muestra o establece la fecha del sistema</text:p>
      <text:p text:style-name="P5"/>
      <text:p text:style-name="P5">passwd -&gt; Establece y cambia las contraseñas de los usuarios</text:p>
      <text:p text:style-name="P5"/>
      <text:p text:style-name="P5">echo -&gt; Se replica el texto o la cadena que quieres que se muestre</text:p>
      <text:p text:style-name="P5"/>
      <text:p text:style-name="P5">clear -&gt; Limpia la pantalla de la terminal</text:p>
      <text:p text:style-name="P5"/>
      <text:p text:style-name="P5">history -&gt; <text:span text:style-name="T1">Muestra todos los comandos utilizados en la sesion actual</text:span></text:p>
      <text:p text:style-name="P5"/>
      <text:p text:style-name="P5">man -&gt; <text:span text:style-name="T1">Permite ver el manual de x comando</text:span></text:p>
      <text:p text:style-name="P5"/>
      <text:p text:style-name="P5">apr<text:span text:style-name="T1">o</text:span>pos -&gt; <text:span text:style-name="T1">L</text:span>istará todos los comandos cuyos resúmenes de una línea contengan cualquiera de las palabras clave que le fueron proporcionadas</text:p>
      <text:p text:style-name="P5"/>
      <text:p text:style-name="P5">whereis -&gt; <text:span text:style-name="T1">S</text:span>e utiliza para encontrar archivos binarios, código fuente y páginas de manual para un comando.</text:p>
      <text:p text:style-name="P5"/>
      <text:p text:style-name="P5">Grep -&gt; <text:span text:style-name="T1">P</text:span>ermite buscar palabras o cadenas de texto en archivos o en la entrada estándar de la terminal. Cuando localiza lo que buscas, grep muestra las líneas completas que contienen esa información específica.</text:p>
      <text:p text:style-name="P5"/>
      <text:p text:style-name="P5">basename -&gt; <text:span text:style-name="T1">S</text:span>irve para extraer el nombre del fichero de una ruta.</text:p>
      <text:p text:style-name="P5"/>
      <text:p text:style-name="P5">Locate -&gt; <text:span text:style-name="T1">Sirve para realizar busquedas de archivos mas rapidas en todo el sistema</text:span></text:p>
      <text:p text:style-name="P5"/>
      <text:p text:style-name="P3">Sistema</text:p>
      <text:p text:style-name="P5"/>
      <text:p text:style-name="P5">tree -&gt; Muestra la estructura de directorios de una ruta de acceso o del disco en una unidad gráficamente</text:p>
      <text:p text:style-name="P5"/>
      <text:p text:style-name="P5">wget -&gt; <text:span text:style-name="T1">Sirve para coger material que esta en Internet para descargar por ejemplo una aplicacion</text:span></text:p>
      <text:p text:style-name="P5"/>
      <text:p text:style-name="P5">dpkg -&gt; <text:span text:style-name="T1">Se usa para instalar, eliminar, y dar informacion de los paquetes</text:span></text:p>
      <text:p text:style-name="P5"/>
      <text:p text:style-name="P5">apt -&gt; <text:span text:style-name="T1">Se usa para administrar paquetes de software en sistemas Linux</text:span></text:p>
      <text:p text:style-name="P5"/>
      <text:p text:style-name="P5"><text:soft-page-break/>free -&gt; <text:span text:style-name="T1">Da informacion sobre cuanta memoria RAM se esta usando y cuanta queda libre</text:span></text:p>
      <text:p text:style-name="P5"/>
      <text:p text:style-name="P5">df -&gt; <text:span text:style-name="T1">Comprueba el espacio libre en el disco</text:span></text:p>
      <text:p text:style-name="P5"/>
      <text:p text:style-name="P5">du -&gt; <text:span text:style-name="T1">S</text:span>e usa para estimar el uso del espacio en disco del archivo o directorio especificado.</text:p>
      <text:p text:style-name="P5"/>
      <text:p text:style-name="P5">Lsblk -&gt; <text:span text:style-name="T1">E</text:span>numera información sobre todos los dispositivos de bloque disponibles o especificados</text:p>
      <text:p text:style-name="P5"/>
      <text:p text:style-name="P5">fdisk -&gt; <text:s/><text:span text:style-name="T1">P</text:span>ermite a los administradores de sistemas crear, eliminar, redimensionar, cambiar, copiar y mover particiones de disco.</text:p>
      <text:p text:style-name="P7"/>
      <text:p text:style-name="P5">Top -&gt; <text:span text:style-name="T2">Permite ver los procesos del sistema que se ejecutan en tiempo real</text:span></text:p>
      <text:p text:style-name="P5"/>
      <text:p text:style-name="P6">ps -&gt; <text:span text:style-name="T2">Nos informa sobre el estadao de los procesos</text:span></text:p>
      <text:p text:style-name="P6"><text:s/></text:p>
      <text:p text:style-name="P5">uname -&gt; <text:span text:style-name="T2">Optienes informacion tecnica sobre el sistema operativ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9:26:24.513000000</meta:creation-date>
    <dc:date>2024-12-02T09:50:14.346000000</dc:date>
    <meta:editing-duration>PT2M35S</meta:editing-duration>
    <meta:editing-cycles>1</meta:editing-cycles>
    <meta:document-statistic meta:table-count="0" meta:image-count="0" meta:object-count="0" meta:page-count="2" meta:paragraph-count="29" meta:word-count="426" meta:character-count="2484" meta:non-whitespace-character-count="2084"/>
    <meta:generator>LibreOffice/24.2.4.2$Windows_X86_64 LibreOffice_project/51a6219feb6075d9a4c46691dcfe0cd9c4fff3c2</meta:generator>
  </office:meta>
</office:document-meta>
</file>